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language="en" fo:country="US" officeooo:rsid="000144ae" officeooo:paragraph-rsid="000144ae" style:font-size-asian="15.75pt" style:font-size-complex="18pt"/>
    </style:style>
    <style:style style:name="P2" style:family="paragraph" style:parent-style-name="Standard">
      <style:text-properties fo:font-size="18pt" fo:language="en" fo:country="US" officeooo:rsid="0002738b" officeooo:paragraph-rsid="0002738b" style:font-size-asian="15.75pt" style:font-size-complex="18pt"/>
    </style:style>
    <style:style style:name="P3" style:family="paragraph" style:parent-style-name="Standard">
      <style:text-properties fo:font-size="18pt" fo:language="en" fo:country="US" officeooo:rsid="00029013" officeooo:paragraph-rsid="00029013" style:font-size-asian="15.75pt" style:font-size-complex="18pt"/>
    </style:style>
    <style:style style:name="P4" style:family="paragraph" style:parent-style-name="Standard">
      <style:text-properties fo:font-size="18pt" fo:language="en" fo:country="US" officeooo:rsid="00031a2a" officeooo:paragraph-rsid="00031a2a" style:font-size-asian="15.75pt" style:font-size-complex="18pt"/>
    </style:style>
    <style:style style:name="P5" style:family="paragraph" style:parent-style-name="Standard">
      <style:text-properties officeooo:rsid="0004c45e" officeooo:paragraph-rsid="0004c45e"/>
    </style:style>
    <style:style style:name="P6" style:family="paragraph" style:parent-style-name="Standard">
      <style:text-properties officeooo:rsid="0004c45e" officeooo:paragraph-rsid="00061464"/>
    </style:style>
    <style:style style:name="P7" style:family="paragraph" style:parent-style-name="Standard">
      <style:text-properties officeooo:rsid="00031a2a" officeooo:paragraph-rsid="00031a2a"/>
    </style:style>
    <style:style style:name="T1" style:family="text">
      <style:text-properties officeooo:rsid="0002738b"/>
    </style:style>
    <style:style style:name="T2" style:family="text">
      <style:text-properties officeooo:rsid="00029013"/>
    </style:style>
    <style:style style:name="T3" style:family="text">
      <style:text-properties officeooo:rsid="00031a2a"/>
    </style:style>
    <style:style style:name="T4" style:family="text">
      <style:text-properties fo:font-size="18pt" fo:language="en" fo:country="US" style:font-size-asian="15.75pt" style:font-size-complex="18pt"/>
    </style:style>
    <style:style style:name="T5" style:family="text">
      <style:text-properties fo:font-size="18pt" fo:language="en" fo:country="US" officeooo:rsid="0003cc31" style:font-size-asian="15.75pt" style:font-size-complex="18pt"/>
    </style:style>
    <style:style style:name="T6" style:family="text">
      <style:text-properties fo:font-size="18pt" fo:language="en" fo:country="US" officeooo:rsid="000324ef" style:font-size-asian="15.75pt" style:font-size-complex="18pt"/>
    </style:style>
    <style:style style:name="T7" style:family="text">
      <style:text-properties fo:font-size="18pt" fo:language="en" fo:country="US" officeooo:rsid="00061464" style:font-size-asian="15.75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interface <text:span text:style-name="T1">is</text:span> <text:span text:style-name="T1">made by two different style approaches. On top we have the usual navigation bar that allows the user to change quickly between the main pages. The rest of the page is made up by different groups of components that are beside a soft gray background. Each component will be focused in one or more functionalities of our application and how they are grouped will define which kind of actions are accessible on each page.</text:span></text:p>
      <text:p text:style-name="P1"/>
      <text:p text:style-name="P2">The top control bar let the user go to this pages: </text:p>
      <text:p text:style-name="P2">- <text:span text:style-name="T3">My profile</text:span></text:p>
      <text:p text:style-name="P2"><text:tab/>- <text:span text:style-name="T3">Public profile</text:span></text:p>
      <text:p text:style-name="P2"><text:tab/>- <text:span text:style-name="T3">Private profile</text:span></text:p>
      <text:p text:style-name="P2">- Tweets</text:p>
      <text:p text:style-name="P2"><text:tab/>-<text:span text:style-name="T2">All tweets</text:span></text:p>
      <text:p text:style-name="P2"><text:tab/>-<text:span text:style-name="T2">Tweets of people that I follow</text:span></text:p>
      <text:p text:style-name="P2">- <text:span text:style-name="T2">Users ( they follow that user or the user follows them )</text:span></text:p>
      <text:p text:style-name="P2"/>
      <text:p text:style-name="P3">And also has on the top left the web logo. </text:p>
      <text:p text:style-name="P3"/>
      <text:p text:style-name="P4">[IMAGEN DE LA BARRA CON ALGUNO DE LOS MENUS DESPLEGABLES SELECCIONADOS]</text:p>
      <text:p text:style-name="P4"/>
      <text:p text:style-name="P4">As is shown in the image we select the color green for the bar. This is one of the main colors of the web and is present in almost all the functional panels or actions on it. Also in each button of the bar there is a small border color when the user puts the cursor beside it. This will give feedback to the user about which page is he going to (which button is clicking).</text:p>
      <text:p text:style-name="P4"/>
      <text:p text:style-name="P7"><text:span text:style-name="T4">Almost all the ordering and style of the bar is created by bootstrap and we use it here because of the pretty and grateful results in terms of window adapt </text:span><text:span text:style-name="T5">and centering</text:span><text:span text:style-name="T4">. </text:span><text:span text:style-name="T5">The most important classes are navbar and dropdown (and related classes) which set the sizes , ordering , align and default styles of the bar</text:span><text:span text:style-name="T4">. But </text:span><text:span text:style-name="T6">also we define </text:span><text:soft-page-break/><text:span text:style-name="T6">some properties to change default bootstrap styles, more information about this is shown in comments in the style sheet.</text:span></text:p>
      <text:p text:style-name="P7"><text:span text:style-name="T6"/></text:p>
      <text:p text:style-name="P5"><text:span text:style-name="T6">T</text:span><text:span text:style-name="T4">he login component is made up by 2 input boxes 2 buttons and a error message as show this picture:</text:span></text:p>
      <text:p text:style-name="P5"><text:span text:style-name="T4"/></text:p>
      <text:p text:style-name="P5"><text:span text:style-name="T4">[Imagen que también tenga el cuadro de error]</text:span></text:p>
      <text:p text:style-name="P5"><text:span text:style-name="T4"/></text:p>
      <text:p text:style-name="P5"><text:span text:style-name="T4">Almost all styles are created with bootstrap , it has a powerfull and easy way to create this kind of perfect login forms. The most important classes are: </text:span></text:p>
      <text:p text:style-name="P5"><text:span text:style-name="T4">- col-widnow-size: to select the size of the component depending on the window size</text:span></text:p>
      <text:p text:style-name="P5"><text:span text:style-name="T4">- form-group: contains one input element of the form-group</text:span></text:p>
      <text:p text:style-name="P5"><text:span text:style-name="T4">- btn btn-lg btn-succes/primary: which change button styles to have the shape , borders, colors..</text:span></text:p>
      <text:p text:style-name="P5"><text:span text:style-name="T4"/></text:p>
      <text:p text:style-name="P5"><text:span text:style-name="T4">Also bootstrap uses the type of input to create some styled boxes or others. To add some divisors we use those multicolors lines defined in the style class “colorgraph” form by linear gradients of the different colors, more information about this in the style sheet .</text:span></text:p>
      <text:p text:style-name="P5"><text:span text:style-name="T4"/></text:p>
      <text:p text:style-name="P6"><text:span text:style-name="T4">The register component is very similar to login , we also use the form-group styles of bootstrap </text:span><text:span text:style-name="T7">but also the “glyphicon-calendar” to select the data of the birth.</text:span></text:p>
      <text:p text:style-name="P6"><text:span text:style-name="T7"/></text:p>
      <text:p text:style-name="P6"><text:span text:style-name="T7">In that case the default styles of bootstrap fit for our style proposes so we don’t think is necessary to add more styles to this part.</text:span></text:p>
      <text:p text:style-name="P6"><text:span text:style-name="T4"/></text:p>
      <text:p text:style-name="P6"><text:span text:style-name="T4"/></text:p>
      <text:p text:style-name="P6"><text:span text:style-name="T7">[TODO: LIMPIAR COSAS QUE NO SE USEN EN EL HTML Y CSS , VER COMO VAMOS A HACER LOS TWEETS , LISTAS DE TWEETS , USER PRIVATE PROFILE , USER PUBLIC PROFILE, USER LIST]</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6:39:32.406208967</meta:creation-date>
    <dc:date>2017-06-02T18:27:20.456322961</dc:date>
    <meta:editing-duration>PT6M25S</meta:editing-duration>
    <meta:editing-cycles>1</meta:editing-cycles>
    <meta:document-statistic meta:table-count="0" meta:image-count="0" meta:object-count="0" meta:page-count="2" meta:paragraph-count="23" meta:word-count="525" meta:character-count="2848" meta:non-whitespace-character-count="2338"/>
    <meta:generator>LibreOffice/5.1.6.2$Linux_X86_64 LibreOffice_project/10m0$Build-2</meta:generator>
  </office:meta>
</office:document-meta>
</file>